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adornments="Regular" style:font-pitch="variable" style:font-charset="x-symbol"/>
    <style:font-face style:name="Calibri1" svg:font-family="Calibri"/>
    <style:font-face style:name="Wingdings1" svg:font-family="Wingdings"/>
    <style:font-face style:name="Monospace" svg:font-family="Monospace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/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top="0cm" fo:margin-bottom="0cm"/>
      <style:text-properties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2"/>
    <style:style style:name="T1" style:family="text">
      <style:text-properties fo:font-weight="bold" style:font-weight-asian="bold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24pt" fo:font-style="italic" style:font-size-asian="24pt" style:font-style-asian="italic" style:font-size-complex="24pt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style:font-name="Wingdings"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T12" style:family="text">
      <style:text-properties style:font-name="Courier New" fo:font-size="10pt" fo:language="en" fo:country="US" style:font-size-asian="10pt" style:font-name-complex="Courier New2" style:font-size-complex="10pt"/>
    </style:style>
    <style:style style:name="T13" style:family="text">
      <style:text-properties style:font-name="Courier New" fo:font-size="10pt" style:font-size-asian="10pt" style:font-name-complex="Courier New2" style:font-size-complex="10pt"/>
    </style:style>
    <style:style style:name="T14" style:family="text">
      <style:text-properties fo:color="#000080" style:font-name="Courier New" fo:font-size="10pt" fo:language="en" fo:country="US" style:text-underline-style="solid" style:text-underline-width="auto" style:text-underline-color="font-color" style:font-size-asian="10pt" style:font-name-complex="Courier New2" style:font-size-complex="10pt"/>
    </style:style>
    <style:style style:name="T15" style:family="text">
      <style:text-properties fo:color="#000080" style:font-name="Courier New" fo:font-size="10pt" style:text-underline-style="solid" style:text-underline-width="auto" style:text-underline-color="font-color" style:font-size-asian="10pt" style:font-name-complex="Courier New2" style:font-size-complex="10pt"/>
    </style:style>
    <style:style style:name="T16" style:family="text">
      <style:text-properties fo:color="#ff0000" style:font-name="Courier New" fo:font-size="10pt" fo:language="en" fo:country="US" style:font-size-asian="10pt" style:font-name-complex="Courier New2" style:font-size-complex="10pt"/>
    </style:style>
    <style:style style:name="T17" style:family="text">
      <style:text-properties fo:color="#ff0000" style:font-name="Courier New" fo:font-size="10pt" style:font-size-asian="10pt" style:font-name-complex="Courier New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75.23 – Inteligencia Artificial</text:p>
      <text:p text:style-name="Standard"/>
      <text:p text:style-name="Standard"/>
      <text:p text:style-name="Standard"><text:span text:style-name="T2">Trabajo Práctico 2:</text:span></text:p>
      <text:p text:style-name="Standard"/>
      <text:p text:style-name="P1"><text:span text:style-name="T4">Sistemas de producció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Docente</text:span>: José Luis Cabrera</text:p>
      <text:p text:style-name="Standard"/>
      <text:p text:style-name="Standard"><text:span text:style-name="T1">Alumno</text:span>: Mariano Gonzalez Elias (Padrón: 78156)</text:p>
      <text:p text:style-name="Standard"/>
      <text:p text:style-name="Standard"><text:span text:style-name="T1">Año / curso</text:span>: 1er cuatrimestre de 2010</text:p>
      <text:p text:style-name="Standard"/>
      <text:p text:style-name="P3"><text:span text:style-name="T5">Enunciado</text:span></text:p>
      <text:p text:style-name="Standard"><text:span text:style-name="T6">Se debe realizar un sistema de producción, que resuelva el siguiente problema.</text:span></text:p>
      <text:p text:style-name="P2"/>
      <text:p text:style-name="Standard"><text:span text:style-name="T6">Se tiene un ascensor, con planta baja y 10 pisos y 2 subsuelos.</text:span></text:p>
      <text:p text:style-name="P2"/>
      <text:p text:style-name="Standard"><text:span text:style-name="T6">Las acciones posibles del ascensor son subir 1 piso, bajar un piso, abrir la puerta y cerrar la puerta. Se tiene, en el instante inicial, un conjunto de pisos a los que se tiene <text:s/>que acceder. Se pide obtener la secuencia de acciones a seguir por el ascensor para cumplir el requerimiento (pasar por todos los pisos).</text:span></text:p>
      <text:p text:style-name="P2"/>
      <text:p text:style-name="Standard"><text:span text:style-name="T6">El TP se puede realizar en cualquier lenguaje.</text:span></text:p>
      <text:p text:style-name="P2"/>
      <text:p text:style-name="Standard"><text:span text:style-name="T6">Se debe entregar código fuente y la salida, para varios casos de prueba.</text:span></text:p>
      <text:p text:style-name="P2"/>
      <text:p text:style-name="Standard"><text:span text:style-name="T6">El programa se deberá ejecutar en las máquinas del laboratorio (en el caso de requerir algún ambiente especial, este se debe traer el día de la exposición).</text:span></text:p>
      <text:p text:style-name="Standard"/>
      <text:p text:style-name="Standard"/>
      <text:p text:style-name="Standard"/>
      <text:p text:style-name="P3"><text:span text:style-name="T5">Detalles de la resolución:</text:span></text:p>
      <text:p text:style-name="Standard">Lenguaje: <text:s/>JAVA (versión 6).</text:p>
      <text:p text:style-name="Standard"><text:span text:style-name="T1">Requerimientos mínimos:</text:span></text:p>
      <text:list xml:id="list966022432" text:style-name="WWNum2">
        <text:list-item>
          <text:p text:style-name="P9"><text:span text:style-name="T7">Java (TM) SE Runtime Environment (build 1.6.0_15)</text:span></text:p>
        </text:list-item>
      </text:list>
      <text:p text:style-name="Standard"><text:span text:style-name="T8">Requerimientos deseados</text:span></text:p>
      <text:list xml:id="list1283885923" text:continue-numbering="true" text:style-name="WWNum2">
        <text:list-item>
          <text:p text:style-name="P9"><text:span text:style-name="T7">Java(TM) SE Runtime Environment (build 1.6.0_20-b02)</text:span></text:p>
        </text:list-item>
        <text:list-item>
          <text:p text:style-name="P9">Entorno de desarrolo Eclipse Ganymede (para la importacion del proyecto)</text:p>
        </text:list-item>
      </text:list>
      <text:p text:style-name="Standard"><text:span text:style-name="T1">Modo de ejecución:</text:span></text:p>
      <text:list xml:id="list618088265" text:continue-numbering="true" text:style-name="WWNum2">
        <text:list-item>
          <text:p text:style-name="P9">Por consola:</text:p>
          <text:list>
            <text:list-item>
              <text:p text:style-name="P9">Ubicarse en el directorio “classes” dentro del proyecto (donde esta compilado)</text:p>
            </text:list-item>
            <text:list-item>
              <text:p text:style-name="P9">Correr el siguiente comando: <text:s/><text:span text:style-name="T1">java controllers.Tp2Main</text:span></text:p>
            </text:list-item>
          </text:list>
        </text:list-item>
        <text:list-item>
          <text:p text:style-name="P9">Por eclipse</text:p>
          <text:list>
            <text:list-item>
              <text:p text:style-name="P9">Seleccionar la clase <text:span text:style-name="T1">controllers.Tp2Main</text:span> y luego la opción “<text:span text:style-name="T1">Run as… </text:span><text:span text:style-name="T9"></text:span><text:span text:style-name="T1"> Application</text:span>”</text:p>
            </text:list-item>
          </text:list>
        </text:list-item>
      </text:list>
      <text:p text:style-name="Standard"/>
      <text:p text:style-name="Standard"><text:span text:style-name="T1">Datos de la ejecución:</text:span></text:p>
      <text:p text:style-name="Standard">El programa contiene un servicio de Elevador donde internamente tiene una instancia de la clase Elevator (dado que maneja un solo elevador).</text:p>
      <text:p text:style-name="Standard">Un elevador tiene su estado delimitado por: Piso y Puerta (Abierta / Cerrada).</text:p>
      <text:p text:style-name="Standard">Se tiene las constantes de Máximo y Mínimo piso.</text:p>
      <text:p text:style-name="Standard">Si se elige un piso inválido se produce una excepción, también si se desea subir o bajar con la puerta abierta, aunque esto último es bien tratado por el Servicio de elevador.</text:p>
      <text:p text:style-name="Standard">El programa principal simplemente instancia un servicio de elevador y le pide a que piso moverse</text:p>
      <text:p text:style-name="Standard"/>
      <text:p text:style-name="Standard"><text:span text:style-name="T1">Parámetros:</text:span></text:p>
      <text:p text:style-name="Standard">Piso Máximo = 10</text:p>
      <text:p text:style-name="Standard">Piso Mínimo = -2</text:p>
      <text:p text:style-name="Standard"/>
      <text:p text:style-name="Standard"/>
      <text:p text:style-name="Standard"/>
      <text:p text:style-name="Standard"><text:soft-page-break/><text:span text:style-name="T10">Salida de ejemplo:</text:span></text:p>
      <text:p text:style-name="P5"><text:span text:style-name="T11">Elevator floor: 0. Door closed.</text:span></text:p>
      <text:p text:style-name="P5"><text:span text:style-name="T11">Elevator floor: 5. Door opened.</text:span></text:p>
      <text:p text:style-name="P5"><text:span text:style-name="T11">Door is opened, closing...</text:span></text:p>
      <text:p text:style-name="P5"><text:span text:style-name="T11">Elevator floor: 10. Door opened.</text:span></text:p>
      <text:p text:style-name="P5"><text:span text:style-name="T11">Door is opened, closing...</text:span></text:p>
      <text:p text:style-name="P5"><text:span text:style-name="T11">Elevator floor: -1. Door opened.</text:span></text:p>
      <text:p text:style-name="P5"><text:span text:style-name="T11">Door is opened, closing...</text:span></text:p>
      <text:p text:style-name="P5"><text:span text:style-name="T11">Elevator floor: 2. Door opened.</text:span></text:p>
      <text:p text:style-name="P5"><text:span text:style-name="T11">Door is opened, closing...</text:span></text:p>
      <text:p text:style-name="P5"><text:span text:style-name="T11">Elevator floor: -2. Door opened.</text:span></text:p>
      <text:p text:style-name="P5"><text:span text:style-name="T14">exceptions.FloorNotValidException</text:span><text:span text:style-name="T16">: El piso seleccionado (11) no es valido: Lowest=-2; Highest:10</text:span></text:p>
      <text:p text:style-name="P5"><text:span text:style-name="T16"><text:tab/>at services.ElevatorService.goToFloor(</text:span><text:span text:style-name="T14">ElevatorService.java:21</text:span><text:span text:style-name="T16">)</text:span></text:p>
      <text:p text:style-name="P5"><text:span text:style-name="T16"><text:tab/>at controllers.Tp2Main.main(</text:span><text:span text:style-name="T14">Tp2Main.java:30</text:span><text:span text:style-name="T16">)</text:span></text:p>
      <text:p text:style-name="P5"><text:span text:style-name="T15">exceptions.FloorNotValidException</text:span><text:span text:style-name="T17">: El piso seleccionado (-3) no es valido: Lowest=-2; Highest:10</text:span></text:p>
      <text:p text:style-name="P5"><text:span text:style-name="T17"><text:tab/></text:span><text:span text:style-name="T16">at services.ElevatorService.goToFloor(</text:span><text:span text:style-name="T14">ElevatorService.java:21</text:span><text:span text:style-name="T16">)</text:span></text:p>
      <text:p text:style-name="P5"><text:span text:style-name="T16"><text:tab/>at controllers.Tp2Main.main(</text:span><text:span text:style-name="T14">Tp2Main.java:37</text:span><text:span text:style-name="T16">)</text:span></text:p>
      <text:p text:style-name="Standard"/>
      <text:p text:style-name="P4">Codigo fuente:</text:p>
      <text:p text:style-name="P7">controllers.Tp2Main</text:p>
      <text:p text:style-name="P6"/>
      <text:p text:style-name="P6">package controllers;</text:p>
      <text:p text:style-name="P6"></text:p>
      <text:p text:style-name="P6">import exceptions.FloorNotValidException;</text:p>
      <text:p text:style-name="P6">import services.ElevatorService;</text:p>
      <text:p text:style-name="P6"></text:p>
      <text:p text:style-name="P6">public class Tp2Main {</text:p>
      <text:p text:style-name="P6"></text:p>
      <text:p text:style-name="P6"><text:tab/>/**</text:p>
      <text:p text:style-name="P6"><text:tab/> * @param args</text:p>
      <text:p text:style-name="P6"><text:tab/> * @throws Exception </text:p>
      <text:p text:style-name="P6"><text:tab/> */</text:p>
      <text:p text:style-name="P6"><text:tab/>public static void main(String[] args) throws Exception {</text:p>
      <text:p text:style-name="P6"><text:tab/><text:tab/>ElevatorService elevator = new ElevatorService();</text:p>
      <text:p text:style-name="P6"></text:p>
      <text:p text:style-name="P6"><text:tab/><text:tab/>System.out.println(elevator.getStatus());</text:p>
      <text:p text:style-name="P6"><text:tab/><text:tab/></text:p>
      <text:p text:style-name="P6"><text:tab/><text:tab/>elevator.goToFloor(5);</text:p>
      <text:p text:style-name="P6"><text:tab/><text:tab/>System.out.println(elevator.getStatus());</text:p>
      <text:p text:style-name="P6"><text:tab/><text:tab/>elevator.goToFloor(10);</text:p>
      <text:p text:style-name="P6"><text:tab/><text:tab/>System.out.println(elevator.getStatus());</text:p>
      <text:p text:style-name="P6"><text:tab/><text:tab/>elevator.goToFloor(-1);</text:p>
      <text:p text:style-name="P6"><text:tab/><text:tab/>System.out.println(elevator.getStatus());</text:p>
      <text:p text:style-name="P6"><text:tab/><text:tab/>elevator.goToFloor(2);</text:p>
      <text:p text:style-name="P6"><text:tab/><text:tab/>System.out.println(elevator.getStatus());</text:p>
      <text:p text:style-name="P6"><text:tab/><text:tab/>elevator.goToFloor(-2);</text:p>
      <text:p text:style-name="P6"><text:tab/><text:tab/>System.out.println(elevator.getStatus());</text:p>
      <text:p text:style-name="P6"><text:tab/><text:tab/></text:p>
      <text:p text:style-name="P6"><text:tab/><text:tab/>//Debe fallar dado a que 11 no es un piso valido</text:p>
      <text:p text:style-name="P6"><text:tab/><text:tab/>try {</text:p>
      <text:p text:style-name="P6"><text:tab/><text:tab/><text:tab/>elevator.goToFloor(11);</text:p>
      <text:p text:style-name="P6"><text:tab/><text:tab/><text:tab/>System.out.println(elevator.getStatus());</text:p>
      <text:p text:style-name="P6"><text:tab/><text:tab/>} catch (FloorNotValidException f){</text:p>
      <text:p text:style-name="P6"><text:tab/><text:tab/><text:tab/>f.printStackTrace();</text:p>
      <text:p text:style-name="P6"><text:tab/><text:tab/>}</text:p>
      <text:p text:style-name="P6"><text:tab/><text:tab/>//Debe fallar dado a que -3 no es un piso valido</text:p>
      <text:p text:style-name="P6"><text:tab/><text:tab/>try {</text:p>
      <text:p text:style-name="P6"><text:tab/><text:tab/><text:tab/>elevator.goToFloor(-3);</text:p>
      <text:p text:style-name="P6"><text:tab/><text:tab/><text:tab/>System.out.println(elevator.getStatus());</text:p>
      <text:p text:style-name="P6"><text:tab/><text:tab/>} catch (FloorNotValidException f){</text:p>
      <text:p text:style-name="P6"><text:tab/><text:tab/><text:tab/>f.printStackTrace();</text:p>
      <text:p text:style-name="P6"><text:tab/><text:tab/>}</text:p>
      <text:p text:style-name="P6"><text:tab/>}</text:p>
      <text:p text:style-name="P6"></text:p>
      <text:p text:style-name="P6">}</text:p>
      <text:p text:style-name="P6"/>
      <text:p text:style-name="P6"/>
      <text:p text:style-name="P7">domains.Elevator</text:p>
      <text:p text:style-name="P6"/>
      <text:p text:style-name="P6">package domains;</text:p>
      <text:p text:style-name="P6"/>
      <text:p text:style-name="P6">import exceptions.DoorOpenedException;</text:p>
      <text:p text:style-name="P6"/>
      <text:p text:style-name="P6">public class Elevator {</text:p>
      <text:p text:style-name="P6"/>
      <text:p text:style-name="P6"><text:tab/>public static final int MIN_FLOOR = -2;</text:p>
      <text:p text:style-name="P6"><text:tab/>public static final int MAX_FLOOR = 10;</text:p>
      <text:p text:style-name="P6"><text:tab/></text:p>
      <text:p text:style-name="P6"><text:tab/>private int floor;</text:p>
      <text:p text:style-name="P6"><text:tab/>private boolean doorClosed;</text:p>
      <text:p text:style-name="P6"><text:tab/></text:p>
      <text:p text:style-name="P6"><text:tab/>//por default - Piso 0 y puerta cerrada.</text:p>
      <text:p text:style-name="P6"><text:tab/>public Elevator() {</text:p>
      <text:p text:style-name="P6"><text:tab/><text:tab/>floor = 0;</text:p>
      <text:p text:style-name="P6"><text:tab/><text:tab/>doorClosed = true;</text:p>
      <text:p text:style-name="P6"><text:tab/>}</text:p>
      <text:p text:style-name="P6"><text:tab/></text:p>
      <text:p text:style-name="P6"><text:tab/>public void buttonUp() throws DoorOpenedException{</text:p>
      <text:p text:style-name="P6"><text:tab/><text:tab/>checkDoorClosed();</text:p>
      <text:p text:style-name="P6"><text:tab/><text:tab/></text:p>
      <text:p text:style-name="P6"><text:tab/><text:tab/>if (floor&lt;MAX_FLOOR)</text:p>
      <text:p text:style-name="P6"><text:tab/><text:tab/><text:tab/>floor++;</text:p>
      <text:p text:style-name="P6"><text:tab/>}</text:p>
      <text:p text:style-name="P6"><text:soft-page-break/><text:tab/>public void buttonDown() throws DoorOpenedException{</text:p>
      <text:p text:style-name="P6"><text:tab/><text:tab/>checkDoorClosed();</text:p>
      <text:p text:style-name="P6"><text:tab/><text:tab/></text:p>
      <text:p text:style-name="P6"><text:tab/><text:tab/>if (floor&gt;MIN_FLOOR)</text:p>
      <text:p text:style-name="P6"><text:tab/><text:tab/><text:tab/>floor--;</text:p>
      <text:p text:style-name="P6"><text:tab/>}</text:p>
      <text:p text:style-name="P6"><text:tab/>private void checkDoorClosed() throws DoorOpenedException{</text:p>
      <text:p text:style-name="P6"><text:tab/><text:tab/>if (!doorClosed){</text:p>
      <text:p text:style-name="P6"><text:tab/><text:tab/><text:tab/>throw new DoorOpenedException("La puerta no esta cerrada. Status: doorClosed="+doorClosed+"; floor="+floor);</text:p>
      <text:p text:style-name="P6"><text:tab/><text:tab/>}</text:p>
      <text:p text:style-name="P6"><text:tab/>}</text:p>
      <text:p text:style-name="P6"><text:tab/>public void closeDoor(){</text:p>
      <text:p text:style-name="P6"><text:tab/><text:tab/>doorClosed = true;</text:p>
      <text:p text:style-name="P6"><text:tab/>}</text:p>
      <text:p text:style-name="P6"><text:tab/>public void openDoor(){</text:p>
      <text:p text:style-name="P6"><text:tab/><text:tab/>doorClosed = false;</text:p>
      <text:p text:style-name="P6"><text:tab/>}</text:p>
      <text:p text:style-name="P6"><text:tab/></text:p>
      <text:p text:style-name="P6"><text:tab/>public int getFloor() {</text:p>
      <text:p text:style-name="P6"><text:tab/><text:tab/>return floor;</text:p>
      <text:p text:style-name="P6"><text:tab/>}</text:p>
      <text:p text:style-name="P6"><text:tab/>public boolean isDoorClosed() {</text:p>
      <text:p text:style-name="P6"><text:tab/><text:tab/>return doorClosed;</text:p>
      <text:p text:style-name="P6"><text:tab/>}</text:p>
      <text:p text:style-name="P6"/>
      <text:p text:style-name="P6"><text:tab/>public boolean isFloorValid(int floorWanted) {</text:p>
      <text:p text:style-name="P6"><text:tab/><text:tab/></text:p>
      <text:p text:style-name="P6"><text:tab/><text:tab/>return floorWanted&gt;=MIN_FLOOR &amp;&amp; floorWanted &lt;= MAX_FLOOR;</text:p>
      <text:p text:style-name="P6"><text:tab/>}</text:p>
      <text:p text:style-name="P6">}</text:p>
      <text:p text:style-name="P6"/>
      <text:p text:style-name="P6"/>
      <text:p text:style-name="P7">services.ElevatorService</text:p>
      <text:p text:style-name="P6"/>
      <text:p text:style-name="P6">package services;</text:p>
      <text:p text:style-name="P6"></text:p>
      <text:p text:style-name="P6">import java.lang.reflect.InvocationTargetException;</text:p>
      <text:p text:style-name="P6">import java.lang.reflect.Method;</text:p>
      <text:p text:style-name="P6"></text:p>
      <text:p text:style-name="P6">import domains.Elevator;</text:p>
      <text:p text:style-name="P6">import exceptions.DoorOpenedException;</text:p>
      <text:p text:style-name="P6">import exceptions.FloorNotValidException;</text:p>
      <text:p text:style-name="P6"></text:p>
      <text:p text:style-name="P6">public class ElevatorService {</text:p>
      <text:p text:style-name="P6"></text:p>
      <text:p text:style-name="P6"><text:tab/>private Elevator elevator;</text:p>
      <text:p text:style-name="P6"><text:tab/></text:p>
      <text:p text:style-name="P6"><text:tab/>public ElevatorService() {</text:p>
      <text:p text:style-name="P6"><text:tab/><text:tab/>elevator = new Elevator();</text:p>
      <text:p text:style-name="P6"><text:tab/>}<text:tab/></text:p>
      <text:p text:style-name="P6"><text:tab/></text:p>
      <text:p text:style-name="P6"><text:tab/>public void goToFloor(int floorWanted) throws FloorNotValidException, SecurityException, NoSuchMethodException, IllegalArgumentException, IllegalAccessException, InvocationTargetException {</text:p>
      <text:p text:style-name="P6"><text:tab/><text:tab/>if (!elevator.isFloorValid(floorWanted)){</text:p>
      <text:p text:style-name="P6"><text:tab/><text:tab/><text:tab/>throw new FloorNotValidException("El piso seleccionado ("+floorWanted+") no es valido: Lowest="+Elevator.MIN_FLOOR+"; Highest:"+Elevator.MAX_FLOOR);</text:p>
      <text:p text:style-name="P6"><text:tab/><text:tab/>}</text:p>
      <text:p text:style-name="P6"><text:tab/><text:tab/>Method direction;</text:p>
      <text:p text:style-name="P6"><text:tab/><text:tab/>if (floorWanted&gt;elevator.getFloor())</text:p>
      <text:p text:style-name="P6"><text:tab/><text:tab/><text:tab/>direction = this.getClass().getMethod("up1Floor");</text:p>
      <text:p text:style-name="P6"><text:tab/><text:tab/>else </text:p>
      <text:p text:style-name="P6"><text:tab/><text:tab/><text:tab/>direction = this.getClass().getMethod("down1Floor");</text:p>
      <text:p text:style-name="P6"><text:tab/><text:tab/></text:p>
      <text:p text:style-name="P6"><text:tab/><text:tab/>while (elevator.getFloor() != floorWanted){</text:p>
      <text:p text:style-name="P6"><text:tab/><text:tab/><text:tab/>direction.invoke(this,(Object [])null);</text:p>
      <text:p text:style-name="P6"><text:tab/><text:tab/>}</text:p>
      <text:p text:style-name="P6"><text:tab/><text:tab/>elevator.openDoor();</text:p>
      <text:p text:style-name="P6"><text:tab/>}</text:p>
      <text:p text:style-name="P6"><text:tab/></text:p>
      <text:p text:style-name="P6"><text:tab/>public void up1Floor() throws DoorOpenedException{</text:p>
      <text:p text:style-name="P6"><text:tab/><text:tab/>checkDoorClosed();</text:p>
      <text:p text:style-name="P6"><text:tab/><text:tab/>elevator.buttonUp();</text:p>
      <text:p text:style-name="P6"><text:tab/>}</text:p>
      <text:p text:style-name="P6"><text:tab/>public void down1Floor() throws DoorOpenedException{</text:p>
      <text:p text:style-name="P6"><text:tab/><text:tab/>checkDoorClosed();</text:p>
      <text:p text:style-name="P6"><text:tab/><text:tab/>elevator.buttonDown();</text:p>
      <text:p text:style-name="P6"><text:tab/>}</text:p>
      <text:p text:style-name="P6"><text:soft-page-break/><text:tab/></text:p>
      <text:p text:style-name="P6"><text:tab/>private void checkDoorClosed(){</text:p>
      <text:p text:style-name="P6"><text:tab/><text:tab/>if (!elevator.isDoorClosed()){</text:p>
      <text:p text:style-name="P6"><text:tab/><text:tab/><text:tab/>System.out.println("Door is opened, closing...");</text:p>
      <text:p text:style-name="P6"><text:tab/><text:tab/><text:tab/>elevator.closeDoor();</text:p>
      <text:p text:style-name="P6"><text:tab/><text:tab/>}</text:p>
      <text:p text:style-name="P6"><text:tab/>}</text:p>
      <text:p text:style-name="P6"><text:tab/></text:p>
      <text:p text:style-name="P6"><text:tab/>public String getStatus(){</text:p>
      <text:p text:style-name="P6"><text:tab/><text:tab/>return "Elevator floor: "+elevator.getFloor()+". Door "+(elevator.isDoorClosed()?"closed.":"opened.");</text:p>
      <text:p text:style-name="P6"><text:tab/>}</text:p>
      <text:p text:style-name="P6">}</text:p>
      <text:p text:style-name="P6"/>
      <text:p text:style-name="P6"/>
      <text:p text:style-name="P7">exceptions.DoorOpenedException</text:p>
      <text:p text:style-name="P6"/>
      <text:p text:style-name="P6">package exceptions;</text:p>
      <text:p text:style-name="P6"/>
      <text:p text:style-name="P6">public class DoorOpenedException extends Exception{</text:p>
      <text:p text:style-name="P6"/>
      <text:p text:style-name="P6"><text:tab/>public DoorOpenedException(String msg){</text:p>
      <text:p text:style-name="P6"><text:tab/><text:tab/>super(msg);</text:p>
      <text:p text:style-name="P6"><text:tab/>}</text:p>
      <text:p text:style-name="P6"><text:tab/>public DoorOpenedException(String msg, Throwable e) {</text:p>
      <text:p text:style-name="P6"><text:tab/><text:tab/>super(msg,e);</text:p>
      <text:p text:style-name="P6"><text:tab/>}</text:p>
      <text:p text:style-name="P6">}</text:p>
      <text:p text:style-name="P6"/>
      <text:p text:style-name="P6"/>
      <text:p text:style-name="P7">exception.FloorNotValidException</text:p>
      <text:p text:style-name="P7"/>
      <text:p text:style-name="P6">package exceptions;</text:p>
      <text:p text:style-name="P6"/>
      <text:p text:style-name="P6">public class FloorNotValidException extends Exception {</text:p>
      <text:p text:style-name="P6"><text:tab/>public FloorNotValidException(String msg){</text:p>
      <text:p text:style-name="P6"><text:tab/><text:tab/>super(msg);</text:p>
      <text:p text:style-name="P6"><text:tab/>}</text:p>
      <text:p text:style-name="P6"><text:tab/>public FloorNotValidException(String msg, Throwable e) {</text:p>
      <text:p text:style-name="P6"><text:tab/><text:tab/>super(msg,e);</text:p>
      <text:p text:style-name="P6"><text:tab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adornments="Regular" style:font-pitch="variable" style:font-charset="x-symbol"/>
    <style:font-face style:name="Calibri1" svg:font-family="Calibri"/>
    <style:font-face style:name="Wingdings1" svg:font-family="Wingdings"/>
    <style:font-face style:name="Monospace" svg:font-family="Monospace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AR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61cm" fo:margin-bottom="0.873cm" fo:margin-left="1.455cm" fo:margin-right="1.25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GE</meta:initial-creator>
    <dc:creator>mgonzalez </dc:creator>
    <meta:editing-cycles>7</meta:editing-cycles>
    <meta:creation-date>2010-06-04T14:57:00</meta:creation-date>
    <dc:date>2010-12-10T20:05:49</dc:date>
    <meta:editing-duration>PT00H00M53S</meta:editing-duration>
    <meta:generator>OpenOffice.org/3.1$Linux OpenOffice.org_project/310m19$Build-9420</meta:generator>
    <meta:document-statistic meta:table-count="0" meta:image-count="0" meta:object-count="0" meta:page-count="7" meta:paragraph-count="223" meta:word-count="796" meta:character-count="6939"/>
    <meta:template xlink:type="simple" xlink:actuate="onRequest" xlink:title="Normal.dotm" xlink:href=""/>
  </office:meta>
</office:document-meta>
</file>